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a48a"/>
    </style:style>
    <style:style style:name="P2" style:family="paragraph" style:parent-style-name="Standard">
      <style:paragraph-properties fo:text-align="start" style:justify-single-word="false"/>
      <style:text-properties officeooo:rsid="001f5d19" officeooo:paragraph-rsid="001f5d19"/>
    </style:style>
    <style:style style:name="P3" style:family="paragraph" style:parent-style-name="Standard">
      <style:paragraph-properties fo:text-align="start" style:justify-single-word="false"/>
      <style:text-properties officeooo:rsid="001fce78" officeooo:paragraph-rsid="001fce78"/>
    </style:style>
    <style:style style:name="P4" style:family="paragraph" style:parent-style-name="Standard">
      <style:paragraph-properties fo:text-align="start" style:justify-single-word="false"/>
      <style:text-properties officeooo:rsid="00201847" officeooo:paragraph-rsid="00201847"/>
    </style:style>
    <style:style style:name="P5" style:family="paragraph" style:parent-style-name="Standard">
      <style:paragraph-properties fo:text-align="start" style:justify-single-word="false"/>
      <style:text-properties officeooo:rsid="00235785" officeooo:paragraph-rsid="00235785"/>
    </style:style>
    <style:style style:name="P6" style:family="paragraph" style:parent-style-name="Standard">
      <style:paragraph-properties fo:text-align="start" style:justify-single-word="false"/>
      <style:text-properties officeooo:rsid="002772db" officeooo:paragraph-rsid="002772d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f5d19" officeooo:paragraph-rsid="001f5d19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fce78" officeooo:paragraph-rsid="001fce78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01847" officeooo:paragraph-rsid="00201847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35785" officeooo:paragraph-rsid="0023578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3e1dc" officeooo:paragraph-rsid="0023e1dc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772db" officeooo:paragraph-rsid="002772db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d6582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30226e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d6582" officeooo:paragraph-rsid="002d6582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d6582" officeooo:paragraph-rsid="00300da3"/>
    </style:style>
    <style:style style:name="P17" style:family="paragraph" style:parent-style-name="Standard">
      <style:paragraph-properties fo:text-align="start" style:justify-single-word="false"/>
      <style:text-properties officeooo:rsid="002d6582" officeooo:paragraph-rsid="002d6582"/>
    </style:style>
    <style:style style:name="P18" style:family="paragraph" style:parent-style-name="Standard">
      <style:paragraph-properties fo:text-align="start" style:justify-single-word="false"/>
      <style:text-properties officeooo:rsid="002d6582" officeooo:paragraph-rsid="0030226e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2e37d3" officeooo:paragraph-rsid="002d6582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300da3" officeooo:paragraph-rsid="002d6582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300da3" officeooo:paragraph-rsid="0030226e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2d6582" officeooo:paragraph-rsid="002d6582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2be42f" officeooo:paragraph-rsid="002d6582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size="11pt" officeooo:rsid="002be42f" officeooo:paragraph-rsid="003418a0" style:font-size-asian="11pt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1pt" officeooo:rsid="002e37d3" officeooo:paragraph-rsid="003418a0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1pt" officeooo:rsid="002e37d3" officeooo:paragraph-rsid="003418a0" style:font-size-asian="11pt" style:font-size-complex="11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1pt" officeooo:rsid="00300da3" officeooo:paragraph-rsid="003418a0" style:font-size-asian="11pt" style:font-size-complex="11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1pt" officeooo:rsid="002d6582" officeooo:paragraph-rsid="003418a0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officeooo:rsid="002772db" officeooo:paragraph-rsid="002772db" style:font-size-asian="11pt" style:font-size-complex="11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1pt" officeooo:paragraph-rsid="003418a0" style:font-size-asian="11pt" style:font-size-complex="11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1pt" officeooo:rsid="002d6582" officeooo:paragraph-rsid="003418a0" style:font-size-asian="11pt" style:font-size-complex="11pt"/>
    </style:style>
    <style:style style:name="T1" style:family="text">
      <style:text-properties officeooo:rsid="00235785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35785"/>
    </style:style>
    <style:style style:name="T4" style:family="text">
      <style:text-properties style:text-position="super 58%" style:font-name="Liberation Serif" officeooo:rsid="00284e42"/>
    </style:style>
    <style:style style:name="T5" style:family="text">
      <style:text-properties style:text-position="super 58%" style:font-name="Liberation Serif" officeooo:rsid="003418a0"/>
    </style:style>
    <style:style style:name="T6" style:family="text">
      <style:text-properties officeooo:rsid="0021c3e0"/>
    </style:style>
    <style:style style:name="T7" style:family="text">
      <style:text-properties officeooo:rsid="002319ef"/>
    </style:style>
    <style:style style:name="T8" style:family="text">
      <style:text-properties officeooo:rsid="00244983"/>
    </style:style>
    <style:style style:name="T9" style:family="text">
      <style:text-properties officeooo:rsid="00284e42"/>
    </style:style>
    <style:style style:name="T10" style:family="text">
      <style:text-properties style:font-name="Liberation Serif1" officeooo:rsid="0029f8c7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9f8c7"/>
    </style:style>
    <style:style style:name="T13" style:family="text">
      <style:text-properties style:font-name="Liberation Serif" officeooo:rsid="002be42f"/>
    </style:style>
    <style:style style:name="T14" style:family="text">
      <style:text-properties style:font-name="Liberation Serif" officeooo:rsid="002d3867"/>
    </style:style>
    <style:style style:name="T15" style:family="text">
      <style:text-properties style:font-name="Liberation Serif" officeooo:rsid="00284e42"/>
    </style:style>
    <style:style style:name="T16" style:family="text">
      <style:text-properties style:font-name="Liberation Serif" officeooo:rsid="002e37d3"/>
    </style:style>
    <style:style style:name="T17" style:family="text">
      <style:text-properties style:font-name="Liberation Serif" officeooo:rsid="00300da3"/>
    </style:style>
    <style:style style:name="T18" style:family="text">
      <style:text-properties style:font-name="Liberation Serif" officeooo:rsid="0030226e"/>
    </style:style>
    <style:style style:name="T19" style:family="text">
      <style:text-properties style:font-name="Liberation Serif" officeooo:rsid="003418a0"/>
    </style:style>
    <style:style style:name="T20" style:family="text">
      <style:text-properties style:font-name="Liberation Serif" officeooo:rsid="0025565e"/>
    </style:style>
    <style:style style:name="T21" style:family="text">
      <style:text-properties style:font-name="Liberation Serif" officeooo:rsid="002655d6"/>
    </style:style>
    <style:style style:name="T22" style:family="text">
      <style:text-properties style:font-name="Liberation Serif" officeooo:rsid="00361480"/>
    </style:style>
    <style:style style:name="T23" style:family="text">
      <style:text-properties officeooo:rsid="0030983b"/>
    </style:style>
    <style:style style:name="T24" style:family="text">
      <style:text-properties officeooo:rsid="00324c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<text:span text:style-name="T23">Angular Velocity and Acceleration</text:span></text:p>
      <text:p text:style-name="P1"/>
      <text:list xml:id="list3534584515430080938" text:style-name="L1">
        <text:list-item>
          <text:p text:style-name="P7">A man pushes a wheelbarrow a distance of 2<text:span text:style-name="T24">2</text:span>m. <text:s/>The wheel has a radius of 0.1 m. </text:p>
          <text:list>
            <text:list-item>
              <text:p text:style-name="P7">What is the angular displacement of the wheel?</text:p>
            </text:list-item>
          </text:list>
        </text:list-item>
      </text:list>
      <text:p text:style-name="P2"/>
      <text:p text:style-name="P2"/>
      <text:p text:style-name="P2"/>
      <text:list xml:id="list72631406337654" text:continue-numbering="true" text:style-name="L1">
        <text:list-item>
          <text:list>
            <text:list-item>
              <text:p text:style-name="P7">How many rotations does the wheel m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629737452399" text:continue-numbering="true" text:style-name="L1">
        <text:list-item>
          <text:p text:style-name="P7">A car travels at 60 mph (26.8224 m/s). <text:s/>Its wheels have a radius of 0.2<text:span text:style-name="T24">2</text:span> m. <text:s/>What is the angular velocity of the wh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631176003036" text:continue-numbering="true" text:style-name="L1">
        <text:list-item>
          <text:p text:style-name="P8">A train starts from a stop and accelerates forward at a rate of 0.<text:span text:style-name="T24">2</text:span> m/s<text:span text:style-name="T2">2</text:span>. <text:s/>The wheels have a radius of 0.5 m. <text:s/>What is the angular acceleration of the wheels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629912727325" text:continue-numbering="true" text:style-name="L1">
        <text:list-item>
          <text:p text:style-name="P9">A marble rolls <text:span text:style-name="T6">to the right </text:span>along a flat surface at a constant speed of 0.<text:span text:style-name="T24">4</text:span> m/s. <text:s/>The marble has a radius of 0.01m. <text:s/></text:p>
          <text:list>
            <text:list-item>
              <text:p text:style-name="P9">What is the angular <text:span text:style-name="T7">velocity</text:span> of the marble?</text:p>
            </text:list-item>
          </text:list>
        </text:list-item>
      </text:list>
      <text:p text:style-name="P4"/>
      <text:p text:style-name="P4"/>
      <text:p text:style-name="P4"/>
      <text:list xml:id="list72631526547481" text:continue-numbering="true" text:style-name="L1">
        <text:list-item>
          <text:list>
            <text:list-item>
              <text:p text:style-name="P10">How far does the marble roll in 10 seconds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2630610073176" text:continue-numbering="true" text:style-name="L1">
        <text:list-item>
          <text:list>
            <text:list-item>
              <text:p text:style-name="P10">What is the angular displacement of the marble after 10 second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2630704928234" text:continue-numbering="true" text:style-name="L1">
        <text:list-item>
          <text:p text:style-name="P11"><text:soft-page-break/>Dorian <text:span text:style-name="T8">is riding his bicycle, which has 26-inch (66.04 cm) diameter wheels. <text:s/>He starts from a stop and accelerates to a speed of 15 m/s in 7 seconds. <text:s/></text:span></text:p>
          <text:list>
            <text:list-item>
              <text:p text:style-name="P12">What is Dorian's (linear) acceleration?</text:p>
            </text:list-item>
          </text:list>
        </text:list-item>
      </text:list>
      <text:p text:style-name="P6"/>
      <text:p text:style-name="P6"/>
      <text:p text:style-name="P6"/>
      <text:list xml:id="list72630730539786" text:continue-numbering="true" text:style-name="L1">
        <text:list-item>
          <text:list>
            <text:list-item>
              <text:p text:style-name="P12">What is the angular acceleration of the wheels? </text:p>
            </text:list-item>
          </text:list>
        </text:list-item>
      </text:list>
      <text:p text:style-name="P6"/>
      <text:p text:style-name="P6"/>
      <text:p text:style-name="P6"/>
      <text:list xml:id="list72631162650273" text:continue-numbering="true" text:style-name="L1">
        <text:list-item>
          <text:list>
            <text:list-item>
              <text:p text:style-name="P12">What is the final angular speed of the wheels?</text:p>
            </text:list-item>
          </text:list>
        </text:list-item>
      </text:list>
      <text:p text:style-name="P6"/>
      <text:p text:style-name="P29"/>
      <text:list xml:id="list72631459389938" text:continue-numbering="true" text:style-name="L1">
        <text:list-item>
          <text:p text:style-name="P30"><text:span text:style-name="T9">El Paso, Texas, is located at </text:span>31.7619<text:span text:style-name="T10">°</text:span><text:span text:style-name="T12">N. <text:s/></text:span><text:span text:style-name="T14">Yellowknife, Northwest Territories, Canada, is located at 62.4540°N. <text:s/></text:span></text:p>
          <text:list>
            <text:list-item>
              <text:p text:style-name="P31"><text:span text:style-name="T14">Is a person in El Paso traveling with greater, lesser, or the same </text:span><text:span text:style-name="T16">angular velocity as a person </text:span><text:span text:style-name="T20">at the equator? </text:span></text:p>
            </text:list-item>
          </text:list>
          <text:p text:style-name="P25"/>
          <text:p text:style-name="P31"><text:span text:style-name="T16"><text:tab/><text:tab/>_____</text:span><text:span text:style-name="T17">Greater<text:tab/><text:tab/>_____ Lesser<text:tab/><text:tab/>_____The Same</text:span></text:p>
          <text:p text:style-name="P27"><text:tab/> <text:s text:c="3"/>Justify your answer.</text:p>
          <text:p text:style-name="P31"><text:span text:style-name="T20"/></text:p>
          <text:p text:style-name="P31"><text:span text:style-name="T20"/></text:p>
          <text:p text:style-name="P31"><text:span text:style-name="T20"/></text:p>
          <text:p text:style-name="P31"><text:span text:style-name="T20"/></text:p>
          <text:list text:continue-numbering="true">
            <text:list-item>
              <text:p text:style-name="P31"><text:span text:style-name="T14">I</text:span><text:span text:style-name="T11">s a person in El Paso traveling with greater, lesser, or the same </text:span><text:span text:style-name="T22">linear</text:span><text:span text:style-name="T16"> velocity as a person in Yellowknife?</text:span></text:p>
            </text:list-item>
          </text:list>
          <text:p text:style-name="P25"/>
          <text:p text:style-name="P31"><text:span text:style-name="T16"><text:tab/><text:tab/>_____</text:span><text:span text:style-name="T17">Greater<text:tab/><text:tab/>_____ Lesser<text:tab/><text:tab/>_____The Same</text:span></text:p>
          <text:p text:style-name="P27"><text:tab/> <text:s text:c="3"/>Justify your answer.</text:p>
        </text:list-item>
      </text:list>
      <text:p text:style-name="P26"/>
      <text:p text:style-name="P26"/>
      <text:list xml:id="list72630412905087" text:continue-numbering="true" text:style-name="L1">
        <text:list-header>
          <text:p text:style-name="P28"/>
          <text:p text:style-name="P28"/>
          <text:list text:continue-numbering="true">
            <text:list-item>
              <text:p text:style-name="P30"><text:span text:style-name="T15">The earth spins with an angular velocity of 7.2921159 × 10</text:span><text:span text:style-name="T4">−5</text:span><text:span text:style-name="T15"> <text:s/>rad/s, </text:span><text:span text:style-name="T19">and its equatorial radius is 6.371x10</text:span><text:span text:style-name="T5">6</text:span><text:span text:style-name="T19"> m</text:span><text:span text:style-name="T15">. </text:span><text:span text:style-name="T21">What is the speed that a person at the equator is moving due to the rotation of the earth?</text:span></text:p>
            </text:list-item>
          </text:list>
          <text:p text:style-name="P30"><text:span text:style-name="T15"/></text:p>
          <text:p text:style-name="P30"><text:span text:style-name="T15"/></text:p>
          <text:list text:continue-numbering="true">
            <text:list-item>
              <text:p text:style-name="P30"><text:span text:style-name="T13">What is the speed that a person in El Paso is </text:span><text:span text:style-name="T21">moving</text:span><text:span text:style-name="T13"> due to the rotation of the earth? </text:span></text:p>
            </text:list-item>
          </text:list>
          <text:p text:style-name="P24"/>
          <text:p text:style-name="P24"/>
          <text:p text:style-name="P24"/>
          <text:p text:style-name="P24"/>
          <text:list text:continue-numbering="true">
            <text:list-item>
              <text:p text:style-name="P30"><text:span text:style-name="T13">What is the speed that a person in </text:span><text:span text:style-name="T18">Yellowknife</text:span><text:span text:style-name="T13"> is </text:span><text:span text:style-name="T21">moving</text:span><text:span text:style-name="T13"> due to the rotation of the earth? </text:span></text:p>
            </text:list-item>
          </text:list>
          <text:p text:style-name="P24"><text:span text:style-name="T14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35785"/>
    </style:style>
    <style:style style:name="MT2" style:family="text">
      <style:text-properties style:text-position="super 58%" officeooo:rsid="0023578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2-01T07:26:29.626365504" text:date-adjust="PT24H00M00S">02/02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289367050</meta:creation-date>
    <meta:editing-duration>PT42M53S</meta:editing-duration>
    <meta:editing-cycles>32</meta:editing-cycles>
    <meta:generator>LibreOffice/4.3.7.2$Linux_X86_64 LibreOffice_project/430$Build-2</meta:generator>
    <dc:date>2017-02-01T07:26:29.563883315</dc:date>
    <meta:print-date>2017-02-01T07:14:08.951401529</meta:print-date>
    <meta:document-statistic meta:table-count="0" meta:image-count="2" meta:object-count="0" meta:page-count="2" meta:paragraph-count="26" meta:word-count="369" meta:character-count="2013" meta:non-whitespace-character-count="1617"/>
  </office:meta>
</office:document-meta>
</file>